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7aed" officeooo:paragraph-rsid="00137aed"/>
    </style:style>
    <style:style style:name="P2" style:family="paragraph" style:parent-style-name="Standard">
      <style:paragraph-properties fo:text-align="center" style:justify-single-word="false"/>
      <style:text-properties fo:font-size="18pt" officeooo:rsid="00137aed" officeooo:paragraph-rsid="00137aed" style:font-size-asian="18pt" style:font-size-complex="18pt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iasz Michalski 200502</text:p>
      <text:p text:style-name="P1"/>
      <text:p text:style-name="P1"/>
      <text:p text:style-name="P2">Sprawozdanie</text:p>
      <text:p text:style-name="P2"/>
      <text:p text:style-name="P1"/>
      <text:p text:style-name="P1">1. Celem ćwiczenia było zmierzenie czasu wykonywania algorytmu wyszukiwania najdalej położonego elementu. W liście wystarczyło przejść po wszystkich elementach aż nie trafiliśmy na ten którego szukaliśmy, natomiast w stosie i w kolejce dostając się do pierwszego elementu straciliśmy resztę danych.</text:p>
      <text:p text:style-name="P1"/>
      <text:p text:style-name="P1"/>
      <text:p text:style-name="P1"><draw:frame draw:style-name="fr1" draw:name="Obiekt1" text:anchor-type="paragraph" svg:width="19.898cm" svg:height="12.2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>Na wykresie widoczne jest że każde implementacje zachowują się w podobny sposób, tzn są funkcją liniową. Niestety nie udało mi się wykonać pomiaru dla większej ilości elementó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1:22:40.090935699</meta:creation-date>
    <dc:date>2017-04-20T11:27:59.884799480</dc:date>
    <meta:editing-duration>PT5M20S</meta:editing-duration>
    <meta:editing-cycles>1</meta:editing-cycles>
    <meta:document-statistic meta:table-count="0" meta:image-count="0" meta:object-count="1" meta:page-count="1" meta:paragraph-count="4" meta:word-count="71" meta:character-count="510" meta:non-whitespace-character-count="443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000" chart:origin="0" chart:interval-major="20000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898cm" svg:height="12.297cm" xlink:href="." xlink:type="simple" chart:class="chart:scatter" chart:style-name="ch1">
        <chart:legend chart:legend-position="end" svg:x="16.966cm" svg:y="4.853cm" style:legend-expansion="high" chart:style-name="ch2"/>
        <chart:plot-area chart:style-name="ch3" chart:data-source-has-labels="both" svg:x="1.408cm" svg:y="0.245cm" svg:width="15.161cm" svg:height="10.826cm">
          <chartooo:coordinate-region svg:x="2.215cm" svg:y="0.444cm" svg:width="13.426cm" svg:height="9.98cm"/>
          <chart:axis chart:dimension="x" chart:name="primary-x" chart:style-name="ch4" chartooo:axis-type="auto">
            <chart:title svg:x="7.674cm" svg:y="11.316cm" chart:style-name="ch5">
              <text:p>liczba elementow</text:p>
            </chart:title>
            <chart:categories table:cell-range-address="local-table.$A$2:.$A$24"/>
          </chart:axis>
          <chart:axis chart:dimension="y" chart:name="primary-y" chart:style-name="ch6">
            <chart:title svg:x="0.451cm" svg:y="6.337cm" chart:style-name="ch7">
              <text:p>czas[ms]</text:p>
            </chart:title>
            <chart:grid chart:style-name="ch8" chart:class="major"/>
          </chart:axis>
          <chart:series chart:style-name="ch9" chart:values-cell-range-address="local-table.$C$2:.$C$24" chart:label-cell-address="local-table.$C$1" chart:class="chart:scatter">
            <chart:domain table:cell-range-address="local-table.$B$2:.$B$24"/>
            <chart:data-point chart:repeated="23"/>
          </chart:series>
          <chart:series chart:style-name="ch10" chart:values-cell-range-address="local-table.$E$2:.$E$24" chart:label-cell-address="local-table.$E$1" chart:class="chart:scatter">
            <chart:domain table:cell-range-address="local-table.$D$2:.$D$24"/>
            <chart:data-point chart:repeated="23"/>
          </chart:series>
          <chart:series chart:style-name="ch11" chart:values-cell-range-address="local-table.$G$2:.$G$24" chart:label-cell-address="local-table.$G$1" chart:class="chart:scatter">
            <chart:domain table:cell-range-address="local-table.$F$2:.$F$24"/>
            <chart:data-point chart:repeated="23"/>
          </chart:series>
          <chart:series chart:style-name="ch12" chart:values-cell-range-address="local-table.$H$2:.$H$24" chart:label-cell-address="local-table.$H$1" chart:class="chart:scatter">
            <chart:data-point chart:repeated="23"/>
          </chart:series>
          <chart:series chart:style-name="ch13" chart:values-cell-range-address="local-table.$I$2:.$I$24" chart:label-cell-address="local-table.$I$1" chart:class="chart:scatter">
            <chart:data-point chart:repeated="2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ISTA</text:p>
              </table:table-cell>
              <table:table-cell office:value-type="string">
                <text:p/>
              </table:table-cell>
              <table:table-cell office:value-type="string">
                <text:p>N^2</text:p>
              </table:table-cell>
              <table:table-cell office:value-type="string">
                <text:p/>
              </table:table-cell>
              <table:table-cell office:value-type="string">
                <text:p>nlog(n)</text:p>
              </table:table-cell>
              <table:table-cell office:value-type="string">
                <text:p>STOS</text:p>
              </table:table-cell>
              <table:table-cell office:value-type="string">
                <text:p>KOLEJK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017">
                <text:p>0.00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79">
                <text:p>0.0079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0155">
                <text:p>0.0155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622">
                <text:p>0.062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3.49485002168009">
                <text:p>3.49485002168009</text:p>
              </table:table-cell>
              <table:table-cell office:value-type="float" office:value="0.187">
                <text:p>0.187</text:p>
              </table:table-cell>
              <table:table-cell office:value-type="float" office:value="0.1143">
                <text:p>0.1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.2498">
                <text:p>1.2498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871">
                <text:p>0.8871</text:p>
              </table:table-cell>
              <table:table-cell office:value-type="float" office:value="0.9727">
                <text:p>0.9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6.0287">
                <text:p>6.0287</text:p>
              </table:table-cell>
              <table:table-cell office:value-type="float" office:value="20">
                <text:p>20</text:p>
              </table:table-cell>
              <table:table-cell office:value-type="float" office:value="400">
                <text:p>400</text:p>
              </table:table-cell>
              <table:table-cell office:value-type="float" office:value="20">
                <text:p>20</text:p>
              </table:table-cell>
              <table:table-cell office:value-type="float" office:value="26.0205999132796">
                <text:p>26.0205999132796</text:p>
              </table:table-cell>
              <table:table-cell office:value-type="float" office:value="7.6462">
                <text:p>7.6462</text:p>
              </table:table-cell>
              <table:table-cell office:value-type="float" office:value="8.2778">
                <text:p>8.2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51.1135">
                <text:p>51.1135</text:p>
              </table:table-cell>
              <table:table-cell office:value-type="float" office:value="30">
                <text:p>30</text:p>
              </table:table-cell>
              <table:table-cell office:value-type="float" office:value="900">
                <text:p>900</text:p>
              </table:table-cell>
              <table:table-cell office:value-type="float" office:value="30">
                <text:p>30</text:p>
              </table:table-cell>
              <table:table-cell office:value-type="float" office:value="44.3136376415899">
                <text:p>44.3136376415899</text:p>
              </table:table-cell>
              <table:table-cell office:value-type="float" office:value="58.2241">
                <text:p>58.2241</text:p>
              </table:table-cell>
              <table:table-cell office:value-type="float" office:value="50.6561">
                <text:p>50.65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499.195">
                <text:p>499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64.0823996531185">
                <text:p>64.0823996531185</text:p>
              </table:table-cell>
              <table:table-cell office:value-type="float" office:value="552.295">
                <text:p>552.295</text:p>
              </table:table-cell>
              <table:table-cell office:value-type="float" office:value="472.5">
                <text:p>47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84.9485002168009">
                <text:p>84.9485002168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106.689075023019">
                <text:p>106.689075023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129.156862800998">
                <text:p>129.156862800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152.247198959355">
                <text:p>152.247198959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175.881825849539">
                <text:p>175.881825849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224.553195367405">
                <text:p>224.553195367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249.501749525715">
                <text:p>249.501749525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274.812635799889">
                <text:p>274.812635799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300.457924994953">
                <text:p>300.457924994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326.413688858352">
                <text:p>326.413688858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352.659197224948">
                <text:p>352.659197224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  <table:table-cell office:value-type="float" office:value="379.176316634307">
                <text:p>379.176316634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405.949050918595">
                <text:p>405.949050918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432.963184181038">
                <text:p>432.96318418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460.205999132796">
                <text:p>460.205999132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